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6374498983914799946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5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2"><text:soft-page-break/><text:span text:style-name="T2">Sat 8/12/2017</text:span> 8.5 miles</text:p>
      <text:p text:style-name="P11">Jim Fitch and I ran and walked 8.5 miles on <text:s/>hilly roads and averaged about 12:30/mile.</text:p>
      <text:p text:style-name="P11">The sum of all the elevation gains was about 1000 ft as measured by Google Earth. <text:s/>We ran the 2 long downhills (each about 2 miles) and alternated walking and running ¼ miles on the 2 long uphills (each about 2 miles). </text:p>
      <text:p text:style-name="P11"/>
      <text:p text:style-name="P11">Sun 8/13/2017 <text:span text:style-name="T1">3.3 miles</text:span></text:p>
      <text:p text:style-name="P11">I ran 3 miles on hilly roads and grass and averaged 10:10/mile. Then I walked ¼ mile.</text:p>
      <text:p text:style-name="P11"/>
      <text:p text:style-name="P11">Mon 8/14/2017 <text:span text:style-name="T1">4 miles</text:span></text:p>
      <text:p text:style-name="P11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1"/>
      <text:p text:style-name="P11">Tues 8/14/2017 <text:span text:style-name="T1">18 miles - a training run for the marathon</text:span></text:p>
      <text:p text:style-name="P11">I ran 3 x 6 mile slightly hilly course with a 40 second stop at my house at the end of 6 miles and again at the end of 12 miles. <text:s/>The miles splits were:</text:p>
      <text:p text:style-name="P11">1<text:span text:style-name="T3">st</text:span> <text:s/>6 miles: <text:tab/>10:16, 9:38, 9:51, 9:46, 9:33, 9:15 <text:tab/>Average = <text:s/>9:43</text:p>
      <text:p text:style-name="P11">2<text:span text:style-name="T3">nd</text:span> 6 miles: <text:tab/>10:11, 9:52, 9:27, 9:19, 9:07, 8:55 <text:tab/>Average = <text:s/>9:28</text:p>
      <text:p text:style-name="P11">3<text:span text:style-name="T3">rd</text:span> 6 miles:<text:tab/>10:00, 9:50, 9:54, 10:07, 9:55, 9:27<text:tab/>Average = <text:s/>9:52</text:p>
      <text:p text:style-name="P11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 so I lost 3.5 pounds. <text:s/>I know from experience that I can lose about 2 pounds during a long run without any problems. <text:s/>So today I should have had about 1.5 more pounds (24 ounces) of liquid to make up the deficit. <text:s/>I actually had 6 ounces of kifer and milk with my breakfast cereal and during the run I had 36 ounces of Gatorade and 24 ounces of water which adds to 66 ounces actually consumed. The 66 I had plus the 24 more ounces I should have had gives 90 ounces as the number of ounces I should have had for 18 miles on a hot day. <text:s/>90 divided by 18 gives 5 ounces per mile on a hot day. <text:s/>If <text:s/>in a marathon the water stops are every 3 miles then on a hot day I should be drinking about 15 ounces (about 2 full sized cups) of liquid at every stop. <text:s text:c="2"/>On a cool day I know that I only need about 3 ounces per mile. <text:s/>In this case I would need about 9 ounces (about one full sized cup) at every water stop.</text:p>
      <text:p text:style-name="P11">What about calories? <text:s/>A formula that works for me is calories=300(hours-1.3), where “calories” is the number of calories I will need to consume before and during the run and “hours” is the amount of time I think I will be running. <text:s/>The number 300 in the formula I found from experience. <text:s/>I weigh roughly 130 pounds. For someone weighing 50% more than me I think the number might be 50% larger or 450. <text:s/>The 1.3 corresponds to 1 hour and 18 min. <text:s/>Notice the formula says I can run for 1 hour and 18 minutes and calories required will be zero. This is about right for me but it might not be correct for everyone. <text:s/><text:soft-page-break/>I can get up in the morning and not eat. As long as I drink enough water I can run for a little over an hour using the energy stored in my body.</text:p>
      <text:p text:style-name="P11"/>
      <text:p text:style-name="P11">I ran for approximately 3 hours today. <text:s/>So calories = 300(3-1.3) = 510 calories. <text:s/>How many calories did I actually eat? Breakfast → 200 calories, Gatorade → 200 calories </text:p>
      <text:p text:style-name="P11">2 energy gels → 200 calories for a total of 600 calories. So I was fine with the calorie intake because it was more than the calculated 510 calories. <text:s/>An interesting thing to note is the number of calories goes up fairly quickly as the time for the run increases. <text:s/>If I run for 4 hours my formula gives 810 calories and for 10 hours it gives 2610 calories. <text:s/>I always calculate the number of calories required for me to run for long times and carefully plan how I will meet the requirem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5T16:10:42.56</dc:date>
    <dc:creator>James Lombardi</dc:creator>
    <meta:editing-duration>PT15H52M</meta:editing-duration>
    <meta:editing-cycles>87</meta:editing-cycles>
    <meta:generator>OpenOffice/4.1.2$Win32 OpenOffice.org_project/412m3$Build-9782</meta:generator>
    <meta:document-statistic meta:table-count="0" meta:image-count="0" meta:object-count="0" meta:page-count="6" meta:paragraph-count="108" meta:word-count="2365" meta:character-count="12051"/>
  </office:meta>
</office:document-meta>
</file>